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37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00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83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4d5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1f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c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d52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fbd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309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cc9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e6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020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158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15a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1aa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2b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f5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3fa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528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3bec0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00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d52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fbd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3b7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020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6d7a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76f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3bec0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4158a8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46d7af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473692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MathematicaFormatStandardForm"><text:span text:style-name="T1"><draw:frame draw:style-name="fr1" draw:name="Object29" text:anchor-type="as-char" svg:y="-0.1437in" svg:width="0.8638in" svg:height="0.1945in" draw:z-index="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28" text:anchor-type="as-char" svg:y="-0.1437in" svg:width="0.722in" svg:height="0.1945in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55" text:anchor-type="as-char" svg:y="-0.2339in" svg:width="0.9244in" svg:height="0.3752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356" text:anchor-type="as-char" svg:y="-0.2339in" svg:width="1.4917in" svg:height="0.375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57" text:anchor-type="as-char" svg:y="-0.2339in" svg:width="2.102in" svg:height="0.375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3" text:anchor-type="as-char" svg:y="-0.2339in" svg:width="1.5228in" svg:height="0.375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58" text:anchor-type="as-char" svg:y="-0.2339in" svg:width="1.1075in" svg:height="0.3752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59" text:anchor-type="as-char" svg:y="-0.2339in" svg:width="1.7701in" svg:height="0.375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0" text:anchor-type="as-char" svg:y="-0.2339in" svg:width="2.3783in" svg:height="0.375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1" text:anchor-type="as-char" svg:y="-0.1437in" svg:width="1.2374in" svg:height="0.1945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4" text:anchor-type="as-char" svg:y="-0.2339in" svg:width="2.0839in" svg:height="0.3752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2" text:anchor-type="as-char" svg:y="-0.1827in" svg:width="1.4402in" svg:height="0.322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5" text:anchor-type="as-char" svg:y="-0.228in" svg:width="1.8598in" svg:height="0.368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6" text:anchor-type="as-char" svg:y="-0.1626in" svg:width="1.3728in" svg:height="0.2866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7" text:anchor-type="as-char" svg:y="-0.202in" svg:width="1.5638in" svg:height="0.3457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8" text:anchor-type="as-char" svg:y="-0.2339in" svg:width="2.4126in" svg:height="0.3752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69" text:anchor-type="as-char" svg:y="-0.2228in" svg:width="1.45in" svg:height="0.363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3"><text:span text:style-name="MathematicaFormatStandardForm"><text:span text:style-name="T1"><draw:frame draw:style-name="fr1" draw:name="Object25" text:anchor-type="as-char" svg:y="-0.2339in" svg:width="1.5665in" svg:height="0.3752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8"><text:span text:style-name="MathematicaFormatStandardForm"><text:span text:style-name="T2"/></text:span></text:p>
      <text:p text:style-name="P8"><text:span text:style-name="MathematicaFormatStandardForm"><text:span text:style-name="T1"><draw:frame draw:style-name="fr1" draw:name="Object26" text:anchor-type="as-char" svg:y="-0.2339in" svg:width="1.5071in" svg:height="0.3752in" draw:z-index="2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24" text:anchor-type="as-char" svg:y="-0.2339in" svg:width="2.6102in" svg:height="0.3752in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27" text:anchor-type="as-char" svg:y="-0.2339in" svg:width="2.1929in" svg:height="0.3752in" draw:z-index="28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/// ??? </text:span></text:span><text:span text:style-name="MathematicaFormatStandardForm"><text:span text:style-name="T4">VERIFY THIS</text:span></text:span></text:p>
      <text:p text:style-name="P8"><text:span text:style-name="MathematicaFormatStandardForm"><text:span text:style-name="T1"/></text:span></text:p>
      <text:p text:style-name="P20"><text:span text:style-name="MathematicaFormatStandardForm"><text:span text:style-name="T3"><draw:frame draw:style-name="fr2" draw:name="Object46" text:anchor-type="as-char" svg:y="-0.2339in" svg:width="2.7126in" svg:height="0.3752in" draw:z-index="29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0"><text:span text:style-name="MathematicaFormatStandardForm"><text:span text:style-name="T3"/></text:span></text:p>
      <text:p text:style-name="P20"><text:span text:style-name="MathematicaFormatStandardForm"><text:span text:style-name="T3"><draw:frame draw:style-name="fr2" draw:name="Object108" text:anchor-type="as-char" svg:y="-0.2339in" svg:width="2.8665in" svg:height="0.3752in" draw:z-index="30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2"><text:span text:style-name="MathematicaFormatStandardForm"><text:span text:style-name="T1"><draw:frame draw:style-name="fr1" draw:name="Object2" text:anchor-type="as-char" svg:y="-0.2339in" svg:width="0.7008in" svg:height="0.3752in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7"><text:span text:style-name="MathematicaFormatStandardForm"><text:span text:style-name="T1"><draw:frame draw:style-name="fr1" draw:name="Object3" text:anchor-type="as-char" svg:y="-0.2339in" svg:width="0.9319in" svg:height="0.3752in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4" text:anchor-type="as-char" svg:y="-0.2339in" svg:width="1.2366in" svg:height="0.3752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5" text:anchor-type="as-char" svg:y="-0.2339in" svg:width="1.1972in" svg:height="0.3752in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6" text:anchor-type="as-char" svg:y="-0.2339in" svg:width="0.8839in" svg:height="0.3752in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7" text:anchor-type="as-char" svg:y="-0.2339in" svg:width="1.2102in" svg:height="0.3752in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8" text:anchor-type="as-char" svg:y="-0.2339in" svg:width="1.5126in" svg:height="0.3752in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9" text:anchor-type="as-char" svg:y="-0.1437in" svg:width="1.2366in" svg:height="0.1945in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0" text:anchor-type="as-char" svg:y="-0.2339in" svg:width="1.7516in" svg:height="0.3752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1827in" svg:width="1.4398in" svg:height="0.3228in" draw:z-index="4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2" text:anchor-type="as-char" svg:y="-0.228in" svg:width="1.8583in" svg:height="0.3689in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7" text:anchor-type="as-char" svg:y="-0.1626in" svg:width="1.372in" svg:height="0.2866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8" text:anchor-type="as-char" svg:y="-0.202in" svg:width="1.5634in" svg:height="0.3457in" draw:z-index="4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20" text:anchor-type="as-char" svg:y="-0.2339in" svg:width="1.9244in" svg:height="0.3752in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" text:anchor-type="as-char" svg:y="-0.2228in" svg:width="1.4492in" svg:height="0.3638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21"><text:span text:style-name="MathematicaFormatStandardForm"><text:span text:style-name="T1"><draw:frame draw:style-name="fr1" draw:name="Object13" text:anchor-type="as-char" svg:y="-0.1437in" svg:width="1.9075in" svg:height="0.1945in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4" text:anchor-type="as-char" svg:y="-0.1437in" svg:width="1.7425in" svg:height="0.1945in" draw:z-index="1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5" text:anchor-type="as-char" svg:y="-0.2043in" svg:width="1.9535in" svg:height="0.3283in" draw:z-index="1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9" text:anchor-type="as-char" svg:y="-0.1827in" svg:width="1.2811in" svg:height="0.3154in" draw:z-index="20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5"><text:span text:style-name="MathematicaFormatStandardForm"><text:span text:style-name="T1"><draw:frame draw:style-name="fr1" draw:name="Object21" text:anchor-type="as-char" svg:y="-0.2228in" svg:width="0.852in" svg:height="0.348in" draw:z-index="21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...</text:span></text:span></text:p>
      <text:p text:style-name="P2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23" text:anchor-type="as-char" svg:y="-0.1827in" svg:width="0.9535in" svg:height="0.3154in" draw:z-index="2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5"><text:span text:style-name="MathematicaFormatStandardForm"><text:span text:style-name="T1"><draw:frame draw:style-name="fr1" draw:name="Object22" text:anchor-type="as-char" svg:y="-0.228in" svg:width="0.9693in" svg:height="0.352in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16" text:anchor-type="as-char" svg:y="-0.1437in" svg:width="0.8189in" svg:height="0.1945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10"><text:span text:style-name="MathematicaFormatStandardForm"><text:span text:style-name="T1">…</text:span></text:span></text:p>
      <text:p text:style-name="P10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31" text:anchor-type="as-char" svg:y="-0.228in" svg:width="1.8744in" svg:height="0.3571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30" text:anchor-type="as-char" svg:y="-0.228in" svg:width="1.622in" svg:height="0.352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5"><text:span text:style-name="MathematicaFormatStandardForm"><text:span text:style-name="T1"><draw:frame draw:style-name="fr1" draw:name="Object34" text:anchor-type="as-char" svg:y="-0.1437in" svg:width="1.3035in" svg:height="0.2839in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35" text:anchor-type="as-char" svg:y="-0.1437in" svg:width="1.6354in" svg:height="0.2839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33" text:anchor-type="as-char" svg:y="-0.1437in" svg:width="1.7626in" svg:height="0.2839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5">with j,k,l &gt;= 1</text:span></text:span></text:p>
      <text:p text:style-name="P12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36" text:anchor-type="as-char" svg:y="-0.2362in" svg:width="1.7811in" svg:height="0.374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37" text:anchor-type="as-char" svg:y="-0.1827in" svg:width="1.3736in" svg:height="0.3154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32" text:anchor-type="as-char" svg:y="-0.2228in" svg:width="1.3661in" svg:height="0.348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38" text:anchor-type="as-char" svg:y="-0.1827in" svg:width="2.3571in" svg:height="0.3228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9" text:anchor-type="as-char" svg:y="-0.228in" svg:width="1.9311in" svg:height="0.35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40" text:anchor-type="as-char" svg:y="-0.1437in" svg:width="2.302in" svg:height="0.2661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41" text:anchor-type="as-char" svg:y="-0.1437in" svg:width="1.7791in" svg:height="0.266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42" text:anchor-type="as-char" svg:y="-0.1437in" svg:width="2.5543in" svg:height="0.2661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6"><text:span text:style-name="MathematicaFormatStandardForm"><text:span text:style-name="T6">NOW! <text:s/>ALTERNATING SERIES TIME! <text:s/>WHAT HAPPENS WHEN THESE THINGS FOLD </text:span></text:span><text:span text:style-name="MathematicaFormatStandardForm"><text:span text:style-name="T7">BACK</text:span></text:span><text:span text:style-name="MathematicaFormatStandardForm"><text:span text:style-name="T6"> ON THEMSELVES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9:43:04.954000000</meta:creation-date>
    <dc:date>2015-10-24T15:59:49.447000000</dc:date>
    <meta:editing-duration>PT14H1M41S</meta:editing-duration>
    <meta:editing-cycles>53</meta:editing-cycles>
    <meta:generator>LibreOffice/5.0.0.5$Windows_x86 LibreOffice_project/1b1a90865e348b492231e1c451437d7a15bb262b</meta:generator>
    <meta:document-statistic meta:table-count="0" meta:image-count="0" meta:object-count="59" meta:page-count="5" meta:paragraph-count="64" meta:word-count="23" meta:character-count="125" meta:non-whitespace-character-count="105"/>
  </office:meta>
</office:document-meta>
</file>

<file path=Object 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>f</mi>
                  <mi>z</mi>
                </msup>
              </mstyle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f</mi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bold{f}^z]^{"+"}_n = sum from k = 0  {z^k over {k!}} [(log bold{f})^k]^{"+"}_n</annotation>
  </semantics>
</math>
</file>

<file path=Object 1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>f</mi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>f</mi>
                      </mstyle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bold{f}-1 )^k]^{"+"}_n = sum from j = 1 to n f(j) cdot [ (bold{f}-1)^{k-1} ]^{"+"}_{ n-j }</annotation>
  </semantics>
</math>
</file>

<file path=Object 1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>f</mi>
                  <mi>z</mi>
                </msup>
              </mstyle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>f</mi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bold{f}^z]^{"+"}_n = sum from k = 0 ( binom{z}{k} )[(bold{f}-1)^k]^{"+"}_n</annotation>
  </semantics>
</math>
</file>

<file path=Object 1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style mathvariant="bold">
                  <mi>f</mi>
                </mstyle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>f</mi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bold{f}]^{"+"}_n = sum from k = 1 {(-1)^{k+1} over k}[(bold{f}-1)^k]^{"+"}_n</annotation>
  </semantics>
</math>
</file>

<file path=Object 1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style mathvariant="bold">
                  <mi>f</mi>
                </mstyle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tyle mathvariant="bold">
              <msup>
                <mi>f</mi>
                <mi>z</mi>
              </msup>
            </mstyle>
          </mrow>
          <mo fence="true" stretchy="false">]</mo>
        </mrow>
        <mi>n</mi>
        <mtext>+</mtext>
      </msubsup>
    </mrow>
    <annotation encoding="StarMath 5.0">[log bold{f}]^{"+"}_n = lim from {z rightarrow 0}{} { partial over {partial z }}[bold{f}^z]^{"+"}_n</annotation>
  </semantics>
</math>
</file>

<file path=Object 1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f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tyle mathvariant="bold">
              <msup>
                <mi>f</mi>
                <mi>z</mi>
              </msup>
            </mstyle>
          </mrow>
          <mo fence="true" stretchy="false">]</mo>
        </mrow>
        <mi>n</mi>
        <mtext>+</mtext>
      </msubsup>
    </mrow>
    <annotation encoding="StarMath 5.0">[(log bold{f})^k]^{"+"}_n = lim from {z rightarrow 0}{} { partial^k over {partial z^k }}[ bold{f}^z ]^{"+"}_n</annotation>
  </semantics>
</math>
</file>

<file path=Object 1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f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∇</mo>
        </mrow>
      </mrow>
      <mrow>
        <msubsup>
          <mrow>
            <mo fence="true" stretchy="false">[</mo>
            <mrow>
              <mrow>
                <mi>log</mi>
                <mstyle mathvariant="bold">
                  <mi>f</mi>
                </mstyle>
              </mrow>
            </mrow>
            <mo fence="true" stretchy="false">]</mo>
          </mrow>
          <mi>j</mi>
          <mtext>+</mtext>
        </msubsup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f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log bold{f})^k]^{"+"}_n = sum from j = 1 to n nabla[log bold{f}]^{"+"}_j cdot [ (log bold{f})^{k-1} ]^{"+"}_{ n-j }</annotation>
  </semantics>
</math>
</file>

<file path=Object 1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 mathvariant="normal">∞</mi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bold{infty}^z]^{"+"}_n = sum from k = 0  {z^k over {k!}} [(log bold{infty})^k]^{"+"}_n</annotation>
  </semantics>
</math>
</file>

<file path=Object 17/content.xml><?xml version="1.0" encoding="utf-8"?>
<math xmlns="http://www.w3.org/1998/Math/MathML" display="block">
  <semantics>
    <mrow>
      <msubsup>
        <mrow>
          <mo fence="true" stretchy="false">[</mo>
          <mrow>
            <mstyle mathvariant="bold">
              <mi mathvariant="normal">∞</mi>
            </mstyle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n>1</mn>
      </mrow>
    </mrow>
    <annotation encoding="StarMath 5.0">[bold{infty}]^{"+"}_n = sum from j = 0 to n 1</annotation>
  </semantics>
</math>
</file>

<file path=Object 18/content.xml><?xml version="1.0" encoding="utf-8"?>
<math xmlns="http://www.w3.org/1998/Math/MathML" display="block">
  <semantics>
    <mrow>
      <msubsup>
        <mrow>
          <mo fence="true" stretchy="false">[</mo>
          <mrow>
            <mstyle mathvariant="bold">
              <msup>
                <mi mathvariant="normal">∞</mi>
                <mn>2</mn>
              </msup>
            </mstyle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n>1</mn>
        </mrow>
      </mrow>
    </mrow>
    <annotation encoding="StarMath 5.0">[bold{infty}^2]^{"+"}_n = sum from j = 0 to n sum from k = 0 to n-j 1</annotation>
  </semantics>
</math>
</file>

<file path=Object 19/content.xml><?xml version="1.0" encoding="utf-8"?>
<math xmlns="http://www.w3.org/1998/Math/MathML" display="block">
  <semantics>
    <mrow>
      <msubsup>
        <mrow>
          <mo fence="true" stretchy="false">[</mo>
          <mrow>
            <mstyle mathvariant="bold">
              <msup>
                <mi mathvariant="normal">∞</mi>
                <mn>3</mn>
              </msup>
            </mstyle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n>1</mn>
          </mrow>
        </mrow>
      </mrow>
    </mrow>
    <annotation encoding="StarMath 5.0">[bold{infty}^3]^{"+"}_n = sum from j = 0 to n sum from k = 0 to n-j sum from l = 0 to n-j-k 1</annotation>
  </semantics>
</math>
</file>

<file path=Object 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i>f</mi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i>f</mi>
        </mrow>
      </mrow>
      <mrow>
        <mo fence="true" stretchy="false">(</mo>
        <mrow>
          <mi>j</mi>
        </mrow>
        <mo fence="true" stretchy="false">)</mo>
      </mrow>
    </mrow>
    <annotation encoding="StarMath 5.0">[f]^{"+"}_n = sum from j = 0 to n f(j)</annotation>
  </semantics>
</math>
</file>

<file path=Object 20/content.xml><?xml version="1.0" encoding="utf-8"?>
<math xmlns="http://www.w3.org/1998/Math/MathML" display="block">
  <semantics>
    <mrow>
      <msubsup>
        <mrow>
          <mo fence="true" stretchy="false">[</mo>
          <mrow>
            <mstyle mathvariant="bold">
              <msup>
                <mi mathvariant="normal">∞</mi>
                <mi>k</mi>
              </msup>
            </mstyle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subsup>
          <mrow>
            <mo fence="true" stretchy="false">[</mo>
            <mrow>
              <mstyle mathvariant="bold">
                <msup>
                  <mi mathvariant="normal">∞</mi>
                  <mrow>
                    <mi>k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bold{infty}^k]^{"+"}_n = sum from j = 0 to n [ bold{infty}^{k-1} ]^{"+"}_{ n-j }</annotation>
  </semantics>
</math>
</file>

<file path=Object 21/content.xml><?xml version="1.0" encoding="utf-8"?>
<math xmlns="http://www.w3.org/1998/Math/MathML" display="block">
  <semantics>
    <mrow>
      <msubsup>
        <mrow>
          <mo fence="true" stretchy="false">[</mo>
          <mrow>
            <mrow>
              <mstyle mathvariant="bold">
                <mi mathvariant="normal">∞</mi>
              </mstyle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n>1</mn>
      </mrow>
    </mrow>
    <annotation encoding="StarMath 5.0">[bold{infty}-1]^{"+"}_n = sum from j = 1 to n 1</annotation>
  </semantics>
</math>
</file>

<file path=Object 22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n>1</mn>
        </mrow>
      </mrow>
    </mrow>
    <annotation encoding="StarMath 5.0">[(bold{infty}-1)^2]^{"+"}_n = sum from j = 1 to n sum from k = 1 to n-j 1</annotation>
  </semantics>
</math>
</file>

<file path=Object 23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n>1</mn>
          </mrow>
        </mrow>
      </mrow>
    </mrow>
    <annotation encoding="StarMath 5.0">[(bold{infty}-1)^3]^{"+"}_n = sum from j = 1 to n sum from k = 1 to n-j sum from l = 1 to n-j-k 1</annotation>
  </semantics>
</math>
</file>

<file path=Object 2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 mathvariant="normal">∞</mi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bold{infty}-1)^k]^{"+"}_n = 0 if k&gt;n</annotation>
  </semantics>
</math>
</file>

<file path=Object 25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 mathvariant="normal">∞</mi>
                      </mstyle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bold{infty}-1 )^k]^{"+"}_n = sum from j = 1 to n [ (bold{infty}-1)^{k-1} ]^{"+"}_{ n-j }</annotation>
  </semantics>
</math>
</file>

<file path=Object 2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bold{infty}^z]^{"+"}_n = sum from k = 0 ( binom{z}{k} )[(bold{infty}-1)^k]^{"+"}_n</annotation>
  </semantics>
</math>
</file>

<file path=Object 2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bold{infty}]^{"+"}_n = sum from k = 1 {(-1)^{k+1} over k}[(bold{infty}-1)^k]^{"+"}_n</annotation>
  </semantics>
</math>
</file>

<file path=Object 28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row>
                <mstyle mathvariant="bold">
                  <mi mathvariant="normal">∞</mi>
                </mstyle>
                <mo stretchy="false">−</mo>
                <mn>1</mn>
              </mrow>
            </mrow>
            <mo fence="true" stretchy="false">]</mo>
          </mrow>
          <mi>n</mi>
          <mtext>+</mtext>
        </msubsup>
        <mo stretchy="false">=</mo>
        <mn>1</mn>
      </mrow>
      <mi mathvariant="italic">if</mi>
      <mrow>
        <mi>n</mi>
        <mo stretchy="false">&gt;</mo>
        <mn>0,</mn>
      </mrow>
      <mn>0</mn>
      <mi mathvariant="italic">otherwise</mi>
    </mrow>
    <annotation encoding="StarMath 5.0">nabla [bold{infty}-1]^{"+"}_n = 1 if n &gt; 0, 0 otherwise</annotation>
  </semantics>
</math>
</file>

<file path=Object 29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style mathvariant="bold">
                <mi mathvariant="normal">∞</mi>
              </mstyle>
            </mrow>
            <mo fence="true" stretchy="false">]</mo>
          </mrow>
          <mi>n</mi>
          <mtext>+</mtext>
        </msubsup>
        <mo stretchy="false">=</mo>
        <mn>1</mn>
      </mrow>
      <mi mathvariant="italic">if</mi>
      <mrow>
        <mi>n</mi>
        <mo stretchy="false">≥</mo>
        <mn>0,</mn>
      </mrow>
      <mn>0</mn>
      <mi mathvariant="italic">otherwise</mi>
    </mrow>
    <annotation encoding="StarMath 5.0">nabla [bold{infty}]^{"+"}_n = 1 if n &gt;= 0, 0 otherwise</annotation>
  </semantics>
</math>
</file>

<file path=Object 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>f</mi>
                  <mn>2</mn>
                </msup>
              </mstyle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i>j</mi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o fence="true" stretchy="false">(</mo>
        <mrow>
          <mi>k</mi>
        </mrow>
        <mo fence="true" stretchy="false">)</mo>
      </mrow>
    </mrow>
    <annotation encoding="StarMath 5.0">[bold{f}^2]^{"+"}_n = sum from j = 0 to n sum from k = 0 to n-j f(j) cdot f(k)</annotation>
  </semantics>
</math>
</file>

<file path=Object 30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  <mtext>+</mtext>
        </msubsup>
        <mo stretchy="false">=</mo>
        <mfrac>
          <mn>1</mn>
          <mi>n</mi>
        </mfrac>
      </mrow>
      <mi mathvariant="italic">if</mi>
      <mrow>
        <mi>n</mi>
        <mo stretchy="false">&gt;</mo>
        <mn>0,</mn>
      </mrow>
      <mn>0</mn>
      <mi mathvariant="italic">otherwise</mi>
    </mrow>
    <annotation encoding="StarMath 5.0">nabla [log bold{infty} ]^{"+"}_n = 1 over n if n &gt; 0, 0 otherwise</annotation>
  </semantics>
</math>
</file>

<file path=Object 31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  <mtext>+</mtext>
      </msubsup>
      <mo stretchy="false">=</mo>
      <msub>
        <mi>H</mi>
        <mi>n</mi>
      </msub>
    </mrow>
    <annotation encoding="StarMath 5.0">[log bold{infty} ]^{"+"}_n = H_n</annotation>
  </semantics>
</math>
</file>

<file path=Object 3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  <mtext>+</mtext>
      </msubsup>
    </mrow>
    <annotation encoding="StarMath 5.0">[log bold{infty}]^{"+"}_n = lim from {z rightarrow 0}{} { partial over {partial z }}[bold{infty}^z]^{"+"}_n</annotation>
  </semantics>
</math>
</file>

<file path=Object 3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 mathvariant="normal">∞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  <mtext>+</mtext>
      </msubsup>
    </mrow>
    <annotation encoding="StarMath 5.0">[(log bold{infty})^k]^{"+"}_n = lim from {z rightarrow 0}{} { partial^k over {partial z^k }}[ bold{infty}^z ]^{"+"}_n</annotation>
  </semantics>
</math>
</file>

<file path=Object 34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  <mtext>+</mtext>
        </msubsup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bold{infty}^z]^{"+"}_n = { {z^{"("n")"}} over {n!} }</annotation>
  </semantics>
</math>
</file>

<file path=Object 35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 mathvariant="normal">∞</mi>
                    </mstyle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i>j</mi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 mathvariant="normal">∞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log bold{infty})^k]^{"+"}_n = sum from j = 1 to n {1 over j} cdot [ (log bold{infty})^{k-1} ]^{"+"}_{ n-j }</annotation>
  </semantics>
</math>
</file>

<file path=Object 36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 mathvariant="normal">∞</mi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nabla [(bold{infty}-1)^k]^{"+"}_n = (binom{n-1  }{k-1  })</annotation>
  </semantics>
</math>
</file>

<file path=Object 37/content.xml><?xml version="1.0" encoding="utf-8"?>
<math xmlns="http://www.w3.org/1998/Math/MathML" display="block">
  <semantics>
    <mrow>
      <msubsup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  <mtext>+</mtext>
      </msubsup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^z]^{"+"}_n =  { {(z+1)^{"("n")"}}over{n!} }</annotation>
  </semantics>
</math>
</file>

<file path=Object 38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o fence="true" stretchy="fals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[(bold{infty}-1)^k]^{"+"}_n = ( binom{n}{k} )</annotation>
  </semantics>
</math>
</file>

<file path=Object 3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tyle mathvariant="bold">
                  <mi>f</mi>
                </mstyle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i>y</mi>
            </mrow>
            <mrow>
              <mi>n</mi>
              <mo stretchy="false">−</mo>
              <mrow>
                <mn>2</mn>
                <mi>y</mi>
              </mrow>
            </mrow>
          </munderover>
          <mrow>
            <munderover>
              <mo stretchy="false">∑</mo>
              <mrow>
                <mi>k</mi>
                <mo stretchy="false">=</mo>
                <mi>y</mi>
              </mrow>
              <mrow>
                <mi>n</mi>
                <mo stretchy="false">−</mo>
                <mi>j</mi>
                <mo stretchy="false">−</mo>
                <mi>y</mi>
              </mrow>
            </munderover>
            <mrow>
              <munderover>
                <mo stretchy="false">∑</mo>
                <mrow>
                  <mi>l</mi>
                  <mo stretchy="false">=</mo>
                  <mi>y</mi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i>f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o fence="true" stretchy="false">(</mo>
        <mrow>
          <mi>l</mi>
        </mrow>
        <mo fence="true" stretchy="false">)</mo>
      </mrow>
    </mrow>
    <annotation encoding="StarMath 5.0">[bold{f}(s,y)^3]^{"+"}_n = sum from j = y to n-{2 y} sum from k = y to n-j-y sum from l = y to n-j-k f(j)  cdot f(k) cdot f(l)</annotation>
  </semantics>
</math>
</file>

<file path=Object 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>f</mi>
                  <mn>3</mn>
                </msup>
              </mstyle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i>j</mi>
              </mrow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i>f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o fence="true" stretchy="false">(</mo>
        <mrow>
          <mi>l</mi>
        </mrow>
        <mo fence="true" stretchy="false">)</mo>
      </mrow>
    </mrow>
    <annotation encoding="StarMath 5.0">[bold{f}^3]^{"+"}_n = sum from j = 0 to n sum from k = 0 to n-j sum from l = 0 to n-j-k f(j)  cdot f(k) cdot f(l)</annotation>
  </semantics>
</math>
</file>

<file path=Object 4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tyle mathvariant="bold">
                  <mi>f</mi>
                </mstyle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row>
            <munderover>
              <mo stretchy="false">∑</mo>
              <mrow>
                <mi>j</mi>
                <mo stretchy="false">=</mo>
                <mi>y</mi>
              </mrow>
              <mi>n</mi>
            </munderover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</mrow>
          <mo stretchy="false">⋅</mo>
          <mi>f</mi>
        </mrow>
      </mrow>
      <mrow>
        <mo fence="true" stretchy="false">(</mo>
        <mrow>
          <mi>j</mi>
        </mrow>
        <mo fence="true" stretchy="false">)</mo>
      </mrow>
    </mrow>
    <annotation encoding="StarMath 5.0">[bold{f}(s,y)]^{"+"}_n = sum from j = y to n (-s) cdot f(j)</annotation>
  </semantics>
</math>
</file>

<file path=Object 4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>f</mi>
                  <mn>2</mn>
                </msup>
              </mstyle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i>y</mi>
            </mrow>
            <mrow>
              <mi>n</mi>
              <mo stretchy="false">−</mo>
              <mi>y</mi>
            </mrow>
          </munderover>
          <mrow>
            <munderover>
              <mo stretchy="false">∑</mo>
              <mrow>
                <mi>k</mi>
                <mo stretchy="false">=</mo>
                <mi>y</mi>
              </mrow>
              <mrow>
                <mi>n</mi>
                <mo stretchy="false">−</mo>
                <mi>j</mi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o fence="true" stretchy="false">(</mo>
        <mrow>
          <mi>k</mi>
        </mrow>
        <mo fence="true" stretchy="false">)</mo>
      </mrow>
    </mrow>
    <annotation encoding="StarMath 5.0">[bold{f}^2]^{"+"}_n = sum from j = y to n-y sum from k = y to n-j f(j) cdot f(k)</annotation>
  </semantics>
</math>
</file>

<file path=Object 4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tyle mathvariant="bold">
                  <mi>f</mi>
                </mstyle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i>y</mi>
            </mrow>
            <mi>n</mi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sup>
          <mrow>
            <mo fence="true" stretchy="false">[</mo>
            <mrow>
              <mrow>
                <mstyle mathvariant="bold">
                  <mi>f</mi>
                </mstyle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bold{f}(s,y)^k]^{"+"}_n = sum from j = y to n f(j) cdot [ bold{f}(s,y)^{k-1} ]^{"+"}_{ n-j }</annotation>
  </semantics>
</math>
</file>

<file path=Object 43/content.xml><?xml version="1.0" encoding="utf-8"?>
<math xmlns="http://www.w3.org/1998/Math/MathML" display="block">
  <semantics>
    <mrow>
      <msubsup>
        <mrow>
          <mo fence="true" stretchy="false">[</mo>
          <mrow>
            <mstyle mathvariant="bold">
              <msup>
                <mi>f</mi>
                <mn>0</mn>
              </msup>
            </mstyle>
          </mrow>
          <mo fence="true" stretchy="false">]</mo>
        </mrow>
        <mi>n</mi>
        <mtext>+</mtext>
      </msubsup>
      <mo stretchy="false">=</mo>
      <mstyle mathvariant="bold">
        <msub>
          <mn>1</mn>
          <mrow>
            <mi>n</mi>
            <mo stretchy="false">≥</mo>
            <mn>0</mn>
          </mrow>
        </msub>
      </mstyle>
    </mrow>
    <annotation encoding="StarMath 5.0">[bold{f}^0]^{"+"}_n = bold{ 1 }_{ n &gt;= 0 }</annotation>
  </semantics>
</math>
</file>

<file path=Object 44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style mathvariant="bold">
                <msup>
                  <mi>f</mi>
                  <mn>0</mn>
                </msup>
              </mstyle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=</mo>
              <mn>0</mn>
            </mrow>
          </msub>
        </mstyle>
      </mrow>
    </mrow>
    <annotation encoding="StarMath 5.0">nabla [bold{f}^0]^{"+"}_n = bold{ 1 }_{ n = 0 }</annotation>
  </semantics>
</math>
</file>

<file path=Object 45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row>
                <mstyle mathvariant="bold">
                  <mi>f</mi>
                </mstyle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i>f</mi>
      <msup>
        <mrow>
          <mo fence="true" stretchy="false">(</mo>
          <mrow>
            <mrow>
              <mi>y</mi>
              <mo stretchy="false">+</mo>
              <mn>1</mn>
            </mrow>
          </mrow>
          <mo fence="true" stretchy="false">)</mo>
        </mrow>
        <mi>j</mi>
      </msup>
      <msubsup>
        <mrow>
          <mo fence="true" stretchy="false">[</mo>
          <mrow>
            <mrow>
              <mstyle mathvariant="bold">
                <mi>f</mi>
              </mstyle>
              <msup>
                <mrow>
                  <mo fence="true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o stretchy="false">−</mo>
          <mrow>
            <mi>j</mi>
            <mo stretchy="false">⋅</mo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</mrow>
        </mrow>
        <mtext>+</mtext>
      </msubsup>
    </mrow>
    <annotation encoding="StarMath 5.0">"" [bold{f}(y)^k]^{"+"}_n=
sum from j = 0 to k (binom{k}{j})f(y+1)^j [bold{f}(y+1)^{k-j}]^{"+"}_{n -j cdot(y+1)}</annotation>
  </semantics>
</math>
</file>

<file path=Object 4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tyle mathvariant="bold">
                  <mi>f</mi>
                </mstyle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i>f</mi>
      <mrow>
        <msup>
          <mrow>
            <mo fence="true" stretchy="false">(</mo>
            <mrow>
              <mi>y</mi>
            </mrow>
            <mo fence="true" stretchy="false">)</mo>
          </mrow>
          <mi>j</mi>
        </msup>
        <mo stretchy="false">⋅</mo>
        <msubsup>
          <mrow>
            <mo fence="true" stretchy="false">[</mo>
            <mrow>
              <mrow>
                <mstyle mathvariant="bold">
                  <mi>f</mi>
                </mstyle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row>
                    <mi>k</mi>
                    <mo stretchy="false">−</mo>
                    <mi>j</mi>
                  </mrow>
                </msup>
              </mrow>
            </mrow>
            <mo fence="true" stretchy="false">]</mo>
          </mrow>
          <mrow>
            <mrow>
              <mi>n</mi>
              <mo stretchy="false">−</mo>
              <mi>j</mi>
            </mrow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</mrow>
          <mtext>+</mtext>
        </msubsup>
      </mrow>
    </mrow>
    <annotation encoding="StarMath 5.0">[bold{f}(y+1)^k]^{"+"}_n=sum from j = 0 to k (-1)^j (binom{k}{j})f(y)^j cdot [bold{f}(y)^{k-j}]^{"+"}_{n - j(y+1)}</annotation>
  </semantics>
</math>
</file>

<file path=Object 47/content.xml><?xml version="1.0" encoding="utf-8"?>
<math xmlns="http://www.w3.org/1998/Math/MathML" display="block">
  <semantics>
    <mrow>
      <msubsup>
        <mrow>
          <mo fence="true" stretchy="false">[</mo>
          <mrow>
            <mrow>
              <mstyle mathvariant="bold">
                <mi mathvariant="normal">∞</mi>
              </mstyle>
              <msup>
                <mrow>
                  <mo fence="true" stretchy="false">(</mo>
                  <mrow>
                    <mrow>
                      <mn>0,</mn>
                      <mi>y</mi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  <mtext>+</mtext>
      </msubsup>
      <mo stretchy="false">=</mo>
      <mfrac>
        <msup>
          <mrow>
            <mo fence="true" stretchy="false">(</mo>
            <mrow>
              <mrow>
                <mi>n</mi>
                <mo stretchy="false">+</mo>
                <mn>1</mn>
                <mo stretchy="false">−</mo>
                <mrow>
                  <mi>k</mi>
                  <mo stretchy="false">⋅</mo>
                  <mi>y</mi>
                </mrow>
              </mrow>
            </mrow>
            <mo fence="true" stretchy="false">)</mo>
          </mrow>
          <mrow>
            <mtext>(</mtext>
            <mi>k</mi>
            <mtext>)</mtext>
          </mrow>
        </msup>
        <mrow>
          <mi>k</mi>
          <mi>!</mi>
        </mrow>
      </mfrac>
    </mrow>
    <annotation encoding="StarMath 5.0">[bold{infty}(0,y)^k]^{"+"}_n = {(n+1-k cdot y)^{"("k")"}} over {k! }</annotation>
  </semantics>
</math>
</file>

<file path=Object 48/content.xml><?xml version="1.0" encoding="utf-8"?>
<math xmlns="http://www.w3.org/1998/Math/MathML" display="block">
  <semantics>
    <mrow>
      <mo stretchy="false">∇</mo>
      <mrow>
        <msubsup>
          <mrow>
            <mo fence="true" stretchy="false">[</mo>
            <mrow>
              <mrow>
                <mstyle mathvariant="bold">
                  <mi mathvariant="normal">∞</mi>
                </mstyle>
                <msup>
                  <mrow>
                    <mo fence="true" stretchy="false">(</mo>
                    <mrow>
                      <mrow>
                        <mn>0,</mn>
                        <mi>y</mi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  <mtext>+</mtext>
        </msubsup>
        <mo stretchy="false">=</mo>
        <mfrac>
          <msup>
            <mrow>
              <mo fence="true" stretchy="false">(</mo>
              <mrow>
                <mrow>
                  <mi>n</mi>
                  <mo stretchy="false">+</mo>
                  <mn>1</mn>
                  <mo stretchy="false">−</mo>
                  <mrow>
                    <mi>k</mi>
                    <mo stretchy="false">⋅</mo>
                    <mi>y</mi>
                  </mrow>
                </mrow>
              </mrow>
              <mo fence="true" stretchy="false">)</mo>
            </mrow>
            <mrow>
              <mtext>(</mtext>
              <mrow>
                <mi>k</mi>
                <mo stretchy="false">−</mo>
                <mn>1</mn>
              </mrow>
              <mtext>)</mtext>
            </mrow>
          </msup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nabla [bold{infty}(0,y)^k]^{"+"}_n = {(n+1-k cdot y)^{"("k-1")"}} over {(k-1)! }</annotation>
  </semantics>
</math>
</file>

<file path=Object 4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row>
                        <mo fence="true" stretchy="false">(</mo>
                        <mrow>
                          <mrow>
                            <mstyle mathvariant="bold">
                              <mi mathvariant="normal">∞</mi>
                            </mstyle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frac>
          <msup>
            <mi>n</mi>
            <mi>k</mi>
          </msup>
          <mrow>
            <mi>k</mi>
            <mi>!</mi>
          </mrow>
        </mfrac>
      </mrow>
    </mrow>
    <annotation encoding="StarMath 5.0">lim from {x rightarrow 0}{}[(x(bold{infty}-1))^k]^{"+"}_n = n^k over {k!}</annotation>
  </semantics>
</math>
</file>

<file path=Object 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tyle mathvariant="bold">
                <msup>
                  <mi>f</mi>
                  <mi>k</mi>
                </msup>
              </mstyle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sup>
          <mrow>
            <mo fence="true" stretchy="false">[</mo>
            <mrow>
              <msup>
                <mi>f</mi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bold{f}^k]^{"+"}_n = sum from j = 0 to n f(j) cdot [ f^{k-1} ]^{"+"}_{ n-j }</annotation>
  </semantics>
</math>
</file>

<file path=Object 5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row>
                        <mo fence="true" stretchy="false">(</mo>
                        <mrow>
                          <mrow>
                            <mstyle mathvariant="bold">
                              <mi mathvariant="normal">∞</mi>
                            </mstyle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i>n</mi>
          <mtext>+</mtext>
        </msubsup>
        <mo stretchy="false">=</mo>
        <msup>
          <mi>x</mi>
          <mn>3</mn>
        </msup>
      </mrow>
      <mrow>
        <munder>
          <mo stretchy="false">∑</mo>
          <mrow>
            <mrow>
              <mrow>
                <mi>j</mi>
                <mo stretchy="false">⋅</mo>
                <mi>x</mi>
              </mrow>
              <mo stretchy="false">+</mo>
              <mrow>
                <mi>k</mi>
                <mo stretchy="false">⋅</mo>
                <mi>x</mi>
              </mrow>
              <mo stretchy="false">+</mo>
              <mrow>
                <mi>l</mi>
                <mo stretchy="false">⋅</mo>
                <mi>x</mi>
              </mrow>
            </mrow>
            <mo stretchy="false">≤</mo>
            <mi>n</mi>
          </mrow>
        </munder>
        <mn>1</mn>
      </mrow>
    </mrow>
    <annotation encoding="StarMath 5.0">[(x(bold{infty}-1))^3]^{"+"}_n = x^3 sum from {j cdot x+ k cdot x + l cdot x &lt;= n} 1</annotation>
  </semantics>
</math>
</file>

<file path=Object 51/content.xml><?xml version="1.0" encoding="utf-8"?>
<math xmlns="http://www.w3.org/1998/Math/MathML" display="block">
  <semantics>
    <mrow>
      <msubsup>
        <mrow>
          <mo fence="true" stretchy="false">[</mo>
          <mrow>
            <mrow>
              <mi>x</mi>
              <mo stretchy="false">⋅</mo>
              <mrow>
                <mo fence="true" stretchy="false">(</mo>
                <mrow>
                  <mrow>
                    <mstyle mathvariant="bold">
                      <mi mathvariant="normal">∞</mi>
                    </mstyle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  <mi>n</mi>
        <mtext>+</mtext>
      </msubsup>
      <mo stretchy="false">=</mo>
      <mrow>
        <mi>x</mi>
        <mo stretchy="false">⋅</mo>
        <mrow>
          <munder>
            <mo stretchy="false">∑</mo>
            <mrow>
              <mrow>
                <mi>j</mi>
                <mo stretchy="false">⋅</mo>
                <mi>x</mi>
              </mrow>
              <mo stretchy="false">≤</mo>
              <mi>n</mi>
            </mrow>
          </munder>
          <mn>1</mn>
        </mrow>
      </mrow>
    </mrow>
    <annotation encoding="StarMath 5.0">[x cdot (bold{infty}-1)]^{"+"}_n = x cdot sum from j cdot x &lt;= n 1</annotation>
  </semantics>
</math>
</file>

<file path=Object 52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row>
                      <mo fence="true" stretchy="false">(</mo>
                      <mrow>
                        <mrow>
                          <mstyle mathvariant="bold">
                            <mi mathvariant="normal">∞</mi>
                          </mstyle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sup>
          <mi>x</mi>
          <mn>2</mn>
        </msup>
        <mo stretchy="false">⋅</mo>
        <mrow>
          <munder>
            <mo stretchy="false">∑</mo>
            <mrow>
              <mrow>
                <mrow>
                  <mi>j</mi>
                  <mo stretchy="false">⋅</mo>
                  <mi>x</mi>
                </mrow>
                <mo stretchy="false">+</mo>
                <mrow>
                  <mi>k</mi>
                  <mo stretchy="false">⋅</mo>
                  <mi>x</mi>
                </mrow>
              </mrow>
              <mo stretchy="false">≤</mo>
              <mi>n</mi>
            </mrow>
          </munder>
          <mn>1</mn>
        </mrow>
      </mrow>
    </mrow>
    <annotation encoding="StarMath 5.0">[(x(bold{infty}-1))^2]^{"+"}_n = x^2 cdot sum from {j cdot x + k cdot x &lt;= n} 1</annotation>
  </semantics>
</math>
</file>

<file path=Object 53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row>
                      <mo fence="true" stretchy="false">(</mo>
                      <mrow>
                        <mrow>
                          <mstyle mathvariant="bold">
                            <mi mathvariant="normal">∞</mi>
                          </mstyle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frac>
          <msup>
            <mi>x</mi>
            <mi>k</mi>
          </msup>
          <mrow>
            <mi>k</mi>
            <mi>!</mi>
          </mrow>
        </mfrac>
        <mo stretchy="false">⋅</mo>
        <mrow>
          <munderover>
            <mo stretchy="false">∏</mo>
            <mrow>
              <mi>j</mi>
              <mo stretchy="false">=</mo>
              <mn>0</mn>
            </mrow>
            <mrow>
              <mi>k</mi>
              <mo stretchy="false">−</mo>
              <mn>1</mn>
            </mrow>
          </munderover>
          <mrow>
            <mo fence="true" stretchy="false">(</mo>
            <mrow>
              <mrow>
                <mfrac>
                  <mi>n</mi>
                  <mi>x</mi>
                </mfrac>
                <mo stretchy="false">−</mo>
                <mi>j</mi>
              </mrow>
            </mrow>
            <mo fence="true" stretchy="false">)</mo>
          </mrow>
        </mrow>
      </mrow>
    </mrow>
    <annotation encoding="StarMath 5.0">[(x(bold{infty}-1))^k]^{"+"}_n = x^k over {{k!}} cdot prod from j = 0 to {k-1} (n over x - j)</annotation>
  </semantics>
</math>
</file>

<file path=Object 5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x</mi>
                      <mrow>
                        <mo fence="true" stretchy="false">(</mo>
                        <mrow>
                          <mrow>
                            <mstyle mathvariant="bold">
                              <mi mathvariant="normal">∞</mi>
                            </mstyle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lim from {x rightarrow 1}{}[(x(bold{infty}-1))^k]^{"+"}_n = (binom{ n}{k })</annotation>
  </semantics>
</math>
</file>

<file path=Object 5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o fence="true" stretchy="false">(</mo>
                        <mrow>
                          <mrow>
                            <mi>x</mi>
                            <mrow>
                              <mo fence="true" stretchy="false">(</mo>
                              <mrow>
                                <mrow>
                                  <mstyle mathvariant="bold">
                                    <mi mathvariant="normal">∞</mi>
                                  </mstyle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x</mi>
                    <mrow>
                      <mo fence="true" stretchy="false">(</mo>
                      <mrow>
                        <mrow>
                          <mstyle mathvariant="bold">
                            <mi mathvariant="normal">∞</mi>
                          </mstyle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+(x(bold{infty}-1)))^z]^{"+"}_n = sum from k = 0 (binom{z}{k})[(x(bold{infty}-1))^k]^{"+"}_n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o fence="true" stretchy="false">(</mo>
                        <mrow>
                          <mrow>
                            <mi>x</mi>
                            <mrow>
                              <mo fence="true" stretchy="false">(</mo>
                              <mrow>
                                <mrow>
                                  <mstyle mathvariant="bold">
                                    <mi mathvariant="normal">∞</mi>
                                  </mstyle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lim from {x rightarrow 1}{}[(1+(x(bold{infty}-1)))^z]^{"+"}_n = {(z+1)^{"("n")"} }over{n! }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o fence="true" stretchy="false">(</mo>
                        <mrow>
                          <mrow>
                            <mi>x</mi>
                            <mrow>
                              <mo fence="true" stretchy="false">(</mo>
                              <mrow>
                                <mrow>
                                  <mstyle mathvariant="bold">
                                    <mi mathvariant="normal">∞</mi>
                                  </mstyle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sub>
          <mo stretchy="false">=</mo>
          <mn>1</mn>
        </msub>
        <msub>
          <mi>F</mi>
          <mn>1</mn>
        </msub>
      </mrow>
      <mrow>
        <mo fence="true" stretchy="false">(</mo>
        <mrow>
          <mrow>
            <mrow>
              <mo stretchy="false">−</mo>
              <mi>z</mi>
            </mrow>
            <mi>,</mi>
            <mrow>
              <mn>1,</mn>
              <mo stretchy="false">−</mo>
              <mi>n</mi>
            </mrow>
          </mrow>
        </mrow>
        <mo fence="true" stretchy="false">)</mo>
      </mrow>
    </mrow>
    <annotation encoding="StarMath 5.0">lim from {x rightarrow 0}{}[(1+(x(bold{infty}-1)))^z]^{"+"}_n = _1 F_1( -z,1,-n )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row>
                        <mo fence="true" stretchy="false">(</mo>
                        <mrow>
                          <mrow>
                            <mi>x</mi>
                            <mrow>
                              <mo fence="true" stretchy="false">(</mo>
                              <mrow>
                                <mrow>
                                  <mstyle mathvariant="bold">
                                    <mi mathvariant="normal">∞</mi>
                                  </mstyle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sub>
          <mi>H</mi>
          <mi>n</mi>
        </msub>
      </mrow>
    </mrow>
    <annotation encoding="StarMath 5.0">lim from {x rightarrow 1}{}[log(1+(x(bold{infty}-1)))]^{"+"}_n = H_n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row>
                        <mo fence="true" stretchy="false">(</mo>
                        <mrow>
                          <mrow>
                            <mi>x</mi>
                            <mrow>
                              <mo fence="true" stretchy="false">(</mo>
                              <mrow>
                                <mrow>
                                  <mstyle mathvariant="bold">
                                    <mi mathvariant="normal">∞</mi>
                                  </mstyle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i mathvariant="normal">Γ</mi>
      </mrow>
      <mrow>
        <mrow>
          <mo fence="true" stretchy="false">(</mo>
          <mrow>
            <mrow>
              <mn>0,</mn>
              <mi>n</mi>
            </mrow>
          </mrow>
          <mo fence="true" stretchy="false">)</mo>
        </mrow>
        <mo stretchy="false">+</mo>
        <mi>log</mi>
      </mrow>
      <mrow>
        <mi>n</mi>
        <mo stretchy="false">+</mo>
        <mi mathvariant="normal">γ</mi>
      </mrow>
    </mrow>
    <annotation encoding="StarMath 5.0">lim from {x rightarrow 0}{}[log(1+(x(bold{infty}-1)))]^{"+"}_n = %GAMMA( 0,n )+log n +%gamma</annotation>
  </semantics>
</math>
</file>

<file path=Object 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tyle mathvariant="bold">
                  <mi>f</mi>
                </mstyle>
                <mo stretchy="false">−</mo>
                <mn>1</mn>
              </mrow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f</mi>
        </mrow>
      </mrow>
      <mrow>
        <mo fence="true" stretchy="false">(</mo>
        <mrow>
          <mi>j</mi>
        </mrow>
        <mo fence="true" stretchy="false">)</mo>
      </mrow>
    </mrow>
    <annotation encoding="StarMath 5.0">[bold{f}-1]^{"+"}_n = sum from j = 1 to n f(j)</annotation>
  </semantics>
</math>
</file>

<file path=Object 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>f</mi>
                      </mstyle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o fence="true" stretchy="false">(</mo>
        <mrow>
          <mi>k</mi>
        </mrow>
        <mo fence="true" stretchy="false">)</mo>
      </mrow>
    </mrow>
    <annotation encoding="StarMath 5.0">[(bold{f}-1)^2]^{"+"}_n = sum from j = 1 to n sum from k = 1 to n-j f(j) cdot f(k)</annotation>
  </semantics>
</math>
</file>

<file path=Object 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>f</mi>
                      </mstyle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i>f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o fence="true" stretchy="false">(</mo>
        <mrow>
          <mi>l</mi>
        </mrow>
        <mo fence="true" stretchy="false">)</mo>
      </mrow>
    </mrow>
    <annotation encoding="StarMath 5.0">[(bold{f}-1)^3]^{"+"}_n = sum from j = 1 to n sum from k = 1 to n-j sum from l = 1 to n-j-k f(j)  cdot f(k) cdot f(l)</annotation>
  </semantics>
</math>
</file>

<file path=Object 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i>f</mi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bold{f}-1)^k]^{"+"}_n = 0 if k&gt;n</annotation>
  </semantics>
</math>
</file>